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67E000034183B0D88D9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StarSymbol1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5cm" fo:margin-left="0cm" fo:margin-right="-0.005cm" table:align="margins"/>
    </style:style>
    <style:style style:name="Table2.A" style:family="table-column">
      <style:table-column-properties style:column-width="3.995cm" style:rel-column-width="14880*"/>
    </style:style>
    <style:style style:name="Table2.B" style:family="table-column">
      <style:table-column-properties style:column-width="3.039cm" style:rel-column-width="11319*"/>
    </style:style>
    <style:style style:name="Table2.C" style:family="table-column">
      <style:table-column-properties style:column-width="3.519cm" style:rel-column-width="13107*"/>
    </style:style>
    <style:style style:name="Table2.D" style:family="table-column">
      <style:table-column-properties style:column-width="3.517cm" style:rel-column-width="13100*"/>
    </style:style>
    <style:style style:name="Table2.E" style:family="table-column">
      <style:table-column-properties style:column-width="3.524cm" style:rel-column-width="13129*"/>
    </style:style>
    <style:style style:name="Table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E1" style:family="table-cell">
      <style:table-cell-properties fo:background-color="#e6e6e6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5cm" fo:margin-left="0cm" fo:margin-right="-0.005cm" table:align="margins"/>
    </style:style>
    <style:style style:name="Table3.A" style:family="table-column">
      <style:table-column-properties style:column-width="4.128cm" style:rel-column-width="15373*"/>
    </style:style>
    <style:style style:name="Table3.B" style:family="table-column">
      <style:table-column-properties style:column-width="1.984cm" style:rel-column-width="7391*"/>
    </style:style>
    <style:style style:name="Table3.C" style:family="table-column">
      <style:table-column-properties style:column-width="2.683cm" style:rel-column-width="9992*"/>
    </style:style>
    <style:style style:name="Table3.D" style:family="table-column">
      <style:table-column-properties style:column-width="2.932cm" style:rel-column-width="10919*"/>
    </style:style>
    <style:style style:name="Table3.E" style:family="table-column">
      <style:table-column-properties style:column-width="5.868cm" style:rel-column-width="21860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Standard" style:list-style-name="L1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sponsable: Pepito Sánchez</text:p>
      <text:p text:style-name="Standard">Fecha de entrega: 6/02/2009</text:p>
      <text:p text:style-name="Standard"/>
      <text:p text:style-name="Standard">Proyecto: CATI</text:p>
      <text:p text:style-name="Standard">Ámbito: Intranet</text:p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>Fecha comienzo</text:p>
          </table:table-cell>
          <table:table-cell table:style-name="Table1.A1" office:value-type="string">
            <text:p text:style-name="Table_20_Contents">Fase</text:p>
          </table:table-cell>
          <table:table-cell table:style-name="Table1.A1" office:value-type="string">
            <text:p text:style-name="Table_20_Contents">Autor</text:p>
          </table:table-cell>
          <table:table-cell table:style-name="Table1.D1" office:value-type="string">
            <text:p text:style-name="Table_20_Contents">Fecha finalizació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  <text:h text:style-name="Heading_20_2" text:outline-level="2">Esquema de la pantalla</text:h>
      <text:h text:style-name="Heading_20_2" text:outline-level="2"/>
      <text:p text:style-name="Standard"><draw:frame draw:style-name="fr1" draw:name="gráficos1" text:anchor-type="paragraph" svg:width="17.59cm" svg:height="12.998cm" draw:z-index="0"><draw:image xlink:href="Pictures/200000070000467E000034183B0D88D9.svm" xlink:type="simple" xlink:show="embed" xlink:actuate="onLoad"/></draw:frame></text:p>
      <text:h text:style-name="P2" text:outline-level="2">Funcionalidad de la pantalla:</text:h>
      <text:p text:style-name="Standard"/>
      <text:p text:style-name="Standard"><text:tab/>La funcionalidad de esta pantalla es la de permitir a un usuario Consulta poder buscar los datos del expediente de una madre mediante introducción de los mismos para realizar una búsqueda mas rápida.</text:p>
      <text:p text:style-name="Standard"/>
      <text:h text:style-name="Heading_20_2" text:outline-level="2">Descripción de los componentes:</text:h>
      <text:p text:style-name="Standard"/>
      <text:list xml:id="list38324624" text:style-name="L1">
        <text:list-item>
          <text:p text:style-name="P3">Nombre []: Nombre del expediente a buscar.</text:p>
        </text:list-item>
        <text:list-item>
          <text:p text:style-name="P3">Apellidos []: Apellidos de la interesada que se desea buscar su expediente.</text:p>
        </text:list-item>
        <text:list-item>
          <text:p text:style-name="P3">DNI[] : Dni de la interesada que desea ver su expediente.</text:p>
        </text:list-item>
        <text:list-item>
          <text:p text:style-name="P3">Edad : Edad de la interesada que quieres ver su expediente.</text:p>
        </text:list-item>
        <text:list-item>
          <text:p text:style-name="P3">Pais []: Desplegable para seleccionar el país de la interesada a buscar.</text:p>
        </text:list-item>
        <text:list-item>
          <text:p text:style-name="P3">Municipio[]: Municipio donde esta empadronada la interesada que desea ver el expediente. <text:s/></text:p>
        </text:list-item>
        <text:list-item>
          <text:p text:style-name="P3">FechaAltaExpediente: fecha en la cual se dio de alta la interesada. (día/mes/año)</text:p>
        </text:list-item>
        <text:list-item>
          <text:p text:style-name="P3">Buscar: Busca el expediente que se desea ver mediante los datos introducidos.</text:p>
        </text:list-item>
        <text:list-item>
          <text:p text:style-name="P3">Volver: Botón para volver a pantalla principal de usuario consulta y podrá acceder a cualquier funcionalidad del dicho usuario.</text:p>
        </text:list-item>
      </text:list>
      <text:p text:style-name="Standard"/>
      <text:p text:style-name="Standard"/>
      <text:h text:style-name="Heading_20_2" text:outline-level="2">Características de los componentes:</text:h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">NOMBRE</text:p>
          </table:table-cell>
          <table:table-cell table:style-name="Table2.A1" office:value-type="string">
            <text:p text:style-name="P1">TIPO</text:p>
          </table:table-cell>
          <table:table-cell table:style-name="Table2.A1" office:value-type="string">
            <text:p text:style-name="P1">APARICIÓN</text:p>
          </table:table-cell>
          <table:table-cell table:style-name="Table2.A1" office:value-type="string">
            <text:p text:style-name="P1">CONTENIDO</text:p>
          </table:table-cell>
          <table:table-cell table:style-name="Table2.E1" office:value-type="string">
            <text:p text:style-name="P1">DEFAULT</text:p>
          </table:table-cell>
        </table:table-row>
        <table:table-row>
          <table:table-cell table:style-name="Table2.A2" office:value-type="string">
            <text:p text:style-name="Standard">Nombre []</text:p>
          </table:table-cell>
          <table:table-cell table:style-name="Table2.A2" office:value-type="string">
            <text:p text:style-name="Table_20_Contents">Texto</text:p>
          </table:table-cell>
          <table:table-cell table:style-name="Table2.A2" office:value-type="string">
            <text:p text:style-name="Table_20_Contents">Siempre</text:p>
          </table:table-cell>
          <table:table-cell table:style-name="Table2.A2" office:value-type="string">
            <text:p text:style-name="Table_20_Contents">Vacio</text:p>
          </table:table-cell>
          <table:table-cell table:style-name="Table2.E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Standard">Apellidos[]</text:p>
          </table:table-cell>
          <table:table-cell table:style-name="Table2.A2" office:value-type="string">
            <text:p text:style-name="Table_20_Contents">Texto</text:p>
          </table:table-cell>
          <table:table-cell table:style-name="Table2.A2" office:value-type="string">
            <text:p text:style-name="Table_20_Contents">Siempre</text:p>
          </table:table-cell>
          <table:table-cell table:style-name="Table2.A2" office:value-type="string">
            <text:p text:style-name="Table_20_Contents">Vacio</text:p>
          </table:table-cell>
          <table:table-cell table:style-name="Table2.E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Standard">Dni[]</text:p>
          </table:table-cell>
          <table:table-cell table:style-name="Table2.A2" office:value-type="string">
            <text:p text:style-name="Table_20_Contents">Texto</text:p>
          </table:table-cell>
          <table:table-cell table:style-name="Table2.A2" office:value-type="string">
            <text:p text:style-name="Table_20_Contents">Siempre</text:p>
          </table:table-cell>
          <table:table-cell table:style-name="Table2.A2" office:value-type="string">
            <text:p text:style-name="Table_20_Contents">Vacio</text:p>
          </table:table-cell>
          <table:table-cell table:style-name="Table2.E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Standard">Edad</text:p>
          </table:table-cell>
          <table:table-cell table:style-name="Table2.A2" office:value-type="string">
            <text:p text:style-name="Table_20_Contents">Texto</text:p>
          </table:table-cell>
          <table:table-cell table:style-name="Table2.A2" office:value-type="string">
            <text:p text:style-name="Table_20_Contents">Siempre</text:p>
          </table:table-cell>
          <table:table-cell table:style-name="Table2.A2" office:value-type="string">
            <text:p text:style-name="Table_20_Contents">Vacio</text:p>
          </table:table-cell>
          <table:table-cell table:style-name="Table2.E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Standard">País []</text:p>
          </table:table-cell>
          <table:table-cell table:style-name="Table2.A2" office:value-type="string">
            <text:p text:style-name="Table_20_Contents">Lista Desplegable</text:p>
          </table:table-cell>
          <table:table-cell table:style-name="Table2.A2" office:value-type="string">
            <text:p text:style-name="Table_20_Contents">Siempre</text:p>
          </table:table-cell>
          <table:table-cell table:style-name="Table2.A2" office:value-type="string">
            <text:p text:style-name="Table_20_Contents">Precargado</text:p>
          </table:table-cell>
          <table:table-cell table:style-name="Table2.E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Standard">Municipio[]</text:p>
          </table:table-cell>
          <table:table-cell table:style-name="Table2.A2" office:value-type="string">
            <text:p text:style-name="Table_20_Contents">Texto</text:p>
          </table:table-cell>
          <table:table-cell table:style-name="Table2.A2" office:value-type="string">
            <text:p text:style-name="Table_20_Contents">Siempre</text:p>
          </table:table-cell>
          <table:table-cell table:style-name="Table2.A2" office:value-type="string">
            <text:p text:style-name="Table_20_Contents">Vacio</text:p>
          </table:table-cell>
          <table:table-cell table:style-name="Table2.E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Standard">FechaAltaExpediente</text:p>
          </table:table-cell>
          <table:table-cell table:style-name="Table2.A2" office:value-type="string">
            <text:p text:style-name="Table_20_Contents">Texto</text:p>
          </table:table-cell>
          <table:table-cell table:style-name="Table2.A2" office:value-type="string">
            <text:p text:style-name="Table_20_Contents">Siempre</text:p>
          </table:table-cell>
          <table:table-cell table:style-name="Table2.A2" office:value-type="string">
            <text:p text:style-name="Table_20_Contents">Vacio</text:p>
          </table:table-cell>
          <table:table-cell table:style-name="Table2.E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Standard">Buscar</text:p>
          </table:table-cell>
          <table:table-cell table:style-name="Table2.A2" office:value-type="string">
            <text:p text:style-name="Table_20_Contents">Texto</text:p>
          </table:table-cell>
          <table:table-cell table:style-name="Table2.A2" office:value-type="string">
            <text:p text:style-name="Table_20_Contents">Siempre</text:p>
          </table:table-cell>
          <table:table-cell table:style-name="Table2.A2" office:value-type="string">
            <text:p text:style-name="Table_20_Contents">-</text:p>
          </table:table-cell>
          <table:table-cell table:style-name="Table2.E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Standard">Volver</text:p>
          </table:table-cell>
          <table:table-cell table:style-name="Table2.A2" office:value-type="string">
            <text:p text:style-name="Table_20_Contents">Texto</text:p>
          </table:table-cell>
          <table:table-cell table:style-name="Table2.A2" office:value-type="string">
            <text:p text:style-name="Table_20_Contents">Siempre</text:p>
          </table:table-cell>
          <table:table-cell table:style-name="Table2.A2" office:value-type="string">
            <text:p text:style-name="Table_20_Contents">-</text:p>
          </table:table-cell>
          <table:table-cell table:style-name="Table2.E2" office:value-type="string">
            <text:p text:style-name="Table_20_Contents">-</text:p>
          </table:table-cell>
        </table:table-row>
      </table:table>
      <text:p text:style-name="Standard"/>
      <text:p text:style-name="Standard"/>
      <text:h text:style-name="P2" text:outline-level="2">Carga de datos en el formulario</text:h>
      <text:h text:style-name="Heading_20_2" text:outline-level="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Table_20_Contents">COMPONENTE</text:p>
          </table:table-cell>
          <table:table-cell table:style-name="Table3.A1" office:value-type="string">
            <text:p text:style-name="Table_20_Contents">ACCIÓN</text:p>
          </table:table-cell>
          <table:table-cell table:style-name="Table3.A1" office:value-type="string">
            <text:p text:style-name="Table_20_Contents">CAMPO</text:p>
          </table:table-cell>
          <table:table-cell table:style-name="Table3.A1" office:value-type="string">
            <text:p text:style-name="Table_20_Contents">TABLA</text:p>
          </table:table-cell>
          <table:table-cell table:style-name="Table3.E1" office:value-type="string">
            <text:p text:style-name="Table_20_Contents">FILTRADO</text:p>
          </table:table-cell>
        </table:table-row>
        <table:table-row>
          <table:table-cell table:style-name="Table3.A2" office:value-type="string">
            <text:p text:style-name="Table_20_Contents">País[]</text:p>
          </table:table-cell>
          <table:table-cell table:style-name="Table3.A2" office:value-type="string">
            <text:p text:style-name="Table_20_Contents">Carga Literales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E2" office:value-type="string">
            <text:p text:style-name="Table_20_Contents">-</text:p>
          </table:table-cell>
        </table:table-row>
      </table:table>
      <text:p text:style-name="Standard"/>
      <text:p text:style-name="Standard"/>
      <text:h text:style-name="Heading_20_2" text:outline-level="2">Escritura en la base de datos para Buscar Expedientes</text:h>
      <text:p text:style-name="Standard"><text:tab/>No se realiza ninguna escritura en la B.D ya que lo único que se realiza es un comparación de los datos introducidos con los de la tabla expediente e interesada.</text:p>
      <text:h text:style-name="Heading_20_2" text:outline-level="2">Habilitaciones</text:h>
      <text:p text:style-name="Text_20_body"><text:tab/>Al pulsar el botón buscar se mostrará los expedientes que coincidan con los datos introducidos por el usuario consulta.</text:p>
      <text:h text:style-name="Heading_20_2" text:outline-level="2">Validaciones</text:h>
      <text:p text:style-name="Standard"><text:tab/>Al pulsar el botón buscar comprobará que por lo menos haya un dato escrito para la búsque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tarSymbol1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David</meta:initial-creator>
    <meta:creation-date>2009-01-30T18:05:55</meta:creation-date>
    <dc:creator>kiko Saldaña Fresnillo</dc:creator>
    <dc:date>2009-02-03T18:21:00.84</dc:date>
    <meta:editing-cycles>48</meta:editing-cycles>
    <meta:editing-duration>PT06H53M06S</meta:editing-duration>
    <meta:document-statistic meta:table-count="3" meta:image-count="1" meta:object-count="0" meta:page-count="3" meta:paragraph-count="89" meta:word-count="330" meta:character-count="1958"/>
    <meta:user-defined meta:name="Info 1"/>
    <meta:user-defined meta:name="Info 2"/>
    <meta:user-defined meta:name="Info 3"/>
    <meta:user-defined meta:name="Info 4"/>
  </office:meta>
</office:document-meta>
</file>